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ce style:name="Ubuntu Mono" svg:font-family="'Ubuntu Mono', 'Droid Sans Mono', 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2">
      <style:paragraph-properties>
        <style:tab-stops>
          <style:tab-stop style:position="6.7283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text-properties officeooo:paragraph-rsid="00085619"/>
    </style:style>
    <style:style style:name="P3" style:family="paragraph" style:parent-style-name="Contents_20_3">
      <style:paragraph-properties>
        <style:tab-stops>
          <style:tab-stop style:position="6.5319in" style:type="right" style:leader-style="dotted" style:leader-text="."/>
        </style:tab-stops>
      </style:paragraph-properties>
    </style:style>
    <style:style style:name="P4" style:family="paragraph" style:parent-style-name="Contents_20_Heading">
      <style:text-properties officeooo:paragraph-rsid="00085619"/>
    </style:style>
    <style:style style:name="P5" style:family="paragraph" style:parent-style-name="Preformatted_20_Text">
      <style:paragraph-properties fo:orphans="2" fo:widows="2"/>
      <style:text-properties fo:font-variant="normal" fo:text-transform="none" fo:color="#000000" fo:letter-spacing="normal"/>
    </style:style>
    <style:style style:name="P6" style:family="paragraph" style:parent-style-name="Preformatted_20_Text">
      <style:paragraph-properties fo:orphans="2" fo:widows="2"/>
      <style:text-properties fo:font-variant="normal" fo:text-transform="none" fo:color="#000000" style:font-name="Times New Roman" fo:font-size="14pt" fo:letter-spacing="normal" fo:font-style="normal" fo:font-weight="normal"/>
    </style:style>
    <style:style style:name="P7" style:family="paragraph" style:parent-style-name="Preformatted_20_Text">
      <style:paragraph-properties fo:margin-top="0in" fo:margin-bottom="0.1965in" loext:contextual-spacing="false" fo:orphans="2" fo:widows="2"/>
      <style:text-properties fo:font-variant="normal" fo:text-transform="none" fo:color="#000000" fo:letter-spacing="normal"/>
    </style:style>
    <style:style style:name="P8" style:family="paragraph" style:parent-style-name="Text_20_body">
      <style:paragraph-properties fo:orphans="2" fo:widows="2"/>
      <style:text-properties fo:font-variant="normal" fo:text-transform="none" fo:color="#000000" style:font-name="Times New Roman" fo:font-size="14pt" fo:letter-spacing="normal" fo:font-style="normal" fo:font-weight="normal"/>
    </style:style>
    <style:style style:name="P9" style:family="paragraph" style:parent-style-name="Text_20_body">
      <style:paragraph-properties fo:orphans="2" fo:widows="2"/>
    </style:style>
    <style:style style:name="P10"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normal"/>
    </style:style>
    <style:style style:name="P11" style:family="paragraph" style:parent-style-name="Text_20_body">
      <style:paragraph-properties fo:margin-left="0in" fo:margin-right="0in" fo:orphans="2" fo:widows="2" fo:text-indent="0in" style:auto-text-indent="false"/>
    </style:style>
    <style:style style:name="P12" style:family="paragraph" style:parent-style-name="Text_20_body">
      <style:paragraph-properties fo:margin-top="0in" fo:margin-bottom="0in" loext:contextual-spacing="false" fo:orphans="2" fo:widows="2"/>
    </style:style>
    <style:style style:name="P13" style:family="paragraph" style:parent-style-name="Text_20_body">
      <style:paragraph-properties fo:margin-top="0in" fo:margin-bottom="0in" loext:contextual-spacing="false" fo:orphans="2" fo:widows="2"/>
      <style:text-properties fo:font-variant="normal" fo:text-transform="none" fo:color="#000000" style:font-name="Times New Roman" fo:font-size="14pt" fo:letter-spacing="normal" fo:font-style="normal" fo:font-weight="normal"/>
    </style:style>
    <style:style style:name="P14" style:family="paragraph" style:parent-style-name="Contents_20_2">
      <style:paragraph-properties>
        <style:tab-stops>
          <style:tab-stop style:position="6.7283in" style:type="right" style:leader-style="dotted" style:leader-text="."/>
        </style:tab-stops>
      </style:paragraph-properties>
    </style:style>
    <style:style style:name="P15" style:family="paragraph" style:parent-style-name="Contents_20_3">
      <style:paragraph-properties>
        <style:tab-stops>
          <style:tab-stop style:position="6.5319in" style:type="right" style:leader-style="dotted" style:leader-text="."/>
        </style:tab-stops>
      </style:paragraph-properties>
    </style:style>
    <style:style style:name="P16" style:family="paragraph" style:parent-style-name="Heading_20_2" style:list-style-name="">
      <style:text-properties officeooo:rsid="00009fa3" officeooo:paragraph-rsid="00009fa3"/>
    </style:style>
    <style:style style:name="P17" style:family="paragraph" style:parent-style-name="Heading_20_2">
      <style:paragraph-properties fo:break-before="page"/>
    </style:style>
    <style:style style:name="P18" style:family="paragraph" style:parent-style-name="Preformatted_20_Text" style:list-style-name="L3">
      <style:paragraph-properties fo:orphans="2" fo:widows="2"/>
      <style:text-properties fo:font-variant="normal" fo:text-transform="none" fo:color="#000000" style:font-name="Times New Roman" fo:font-size="14pt" fo:letter-spacing="normal" fo:font-style="normal" fo:font-weight="normal"/>
    </style:style>
    <style:style style:name="P19" style:family="paragraph" style:parent-style-name="Preformatted_20_Text" style:list-style-name="L3">
      <style:paragraph-properties fo:margin-top="0in" fo:margin-bottom="0.1965in" loext:contextual-spacing="false" fo:orphans="2" fo:widows="2"/>
      <style:text-properties fo:font-variant="normal" fo:text-transform="none" fo:color="#000000" fo:letter-spacing="normal"/>
    </style:style>
    <style:style style:name="P20"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000000" style:font-name="Times New Roman" fo:font-size="14pt" fo:letter-spacing="normal" fo:font-style="normal" fo:font-weight="normal"/>
    </style:style>
    <style:style style:name="P21" style:family="paragraph" style:parent-style-name="Text_20_body" style:list-style-name="">
      <style:text-properties officeooo:rsid="00009fa3" officeooo:paragraph-rsid="00009fa3"/>
    </style:style>
    <style:style style:name="P22" style:family="paragraph" style:parent-style-name="Text_20_body" style:list-style-name="">
      <style:text-properties officeooo:rsid="0001699b" officeooo:paragraph-rsid="0001699b"/>
    </style:style>
    <style:style style:name="P23" style:family="paragraph" style:parent-style-name="Text_20_body">
      <style:paragraph-properties fo:orphans="2" fo:widows="2"/>
    </style:style>
    <style:style style:name="P24" style:family="paragraph" style:parent-style-name="Text_20_body" style:list-style-name="L1">
      <style:paragraph-properties fo:orphans="2" fo:widows="2"/>
    </style:style>
    <style:style style:name="P25" style:family="paragraph" style:parent-style-name="Text_20_body" style:list-style-name="L2">
      <style:paragraph-properties fo:orphans="2" fo:widows="2"/>
    </style:style>
    <style:style style:name="P26" style:family="paragraph" style:parent-style-name="Text_20_body" style:list-style-name="L3">
      <style:paragraph-properties fo:orphans="2" fo:widows="2"/>
    </style:style>
    <style:style style:name="P27" style:family="paragraph" style:parent-style-name="Text_20_body" style:list-style-name="L8">
      <style:paragraph-properties fo:orphans="2" fo:widows="2"/>
    </style:style>
    <style:style style:name="P28" style:family="paragraph" style:parent-style-name="Text_20_body">
      <style:paragraph-properties fo:orphans="2" fo:widows="2"/>
      <style:text-properties fo:font-variant="normal" fo:text-transform="none" fo:color="#000000" style:font-name="Times New Roman" fo:font-size="14pt" fo:letter-spacing="normal" fo:font-style="normal" fo:font-weight="normal"/>
    </style:style>
    <style:style style:name="P29" style:family="paragraph" style:parent-style-name="Text_20_body" style:list-style-name="L3">
      <style:paragraph-properties fo:orphans="2" fo:widows="2"/>
      <style:text-properties fo:font-variant="normal" fo:text-transform="none" fo:color="#000000" style:font-name="Times New Roman" fo:font-size="14pt" fo:letter-spacing="normal" fo:font-style="normal" fo:font-weight="normal"/>
    </style:style>
    <style:style style:name="P30" style:family="paragraph" style:parent-style-name="Text_20_body" style:list-style-name="L4">
      <style:paragraph-properties fo:orphans="2" fo:widows="2"/>
      <style:text-properties fo:font-variant="normal" fo:text-transform="none" fo:color="#000000" style:font-name="Times New Roman" fo:font-size="14pt" fo:letter-spacing="normal" fo:font-style="normal" fo:font-weight="normal"/>
    </style:style>
    <style:style style:name="P31" style:family="paragraph" style:parent-style-name="Text_20_body" style:list-style-name="L5">
      <style:paragraph-properties fo:orphans="2" fo:widows="2"/>
      <style:text-properties fo:font-variant="normal" fo:text-transform="none" fo:color="#000000" style:font-name="Times New Roman" fo:font-size="14pt" fo:letter-spacing="normal" fo:font-style="normal" fo:font-weight="normal"/>
    </style:style>
    <style:style style:name="P32" style:family="paragraph" style:parent-style-name="Text_20_body" style:list-style-name="L6">
      <style:paragraph-properties fo:orphans="2" fo:widows="2"/>
      <style:text-properties fo:font-variant="normal" fo:text-transform="none" fo:color="#000000" style:font-name="Times New Roman" fo:font-size="14pt" fo:letter-spacing="normal" fo:font-style="normal" fo:font-weight="normal"/>
    </style:style>
    <style:style style:name="P33" style:family="paragraph" style:parent-style-name="Text_20_body" style:list-style-name="L7">
      <style:paragraph-properties fo:orphans="2" fo:widows="2"/>
      <style:text-properties fo:font-variant="normal" fo:text-transform="none" fo:color="#000000" style:font-name="Times New Roman" fo:font-size="14pt" fo:letter-spacing="normal" fo:font-style="normal" fo:font-weight="normal"/>
    </style:style>
    <style:style style:name="P34" style:family="paragraph" style:parent-style-name="Text_20_body" style:list-style-name="L9">
      <style:paragraph-properties fo:orphans="2" fo:widows="2"/>
      <style:text-properties fo:font-variant="normal" fo:text-transform="none" fo:color="#000000" style:font-name="Times New Roman" fo:font-size="14pt" fo:letter-spacing="normal" fo:font-style="normal" fo:font-weight="normal"/>
    </style:style>
    <style:style style:name="P35" style:family="paragraph" style:parent-style-name="Text_20_body" style:list-style-name="L10">
      <style:paragraph-properties fo:orphans="2" fo:widows="2"/>
      <style:text-properties fo:font-variant="normal" fo:text-transform="none" fo:color="#000000" style:font-name="Times New Roman" fo:font-size="14pt" fo:letter-spacing="normal" fo:font-style="normal" fo:font-weight="normal"/>
    </style:style>
    <style:style style:name="P36" style:family="paragraph" style:parent-style-name="Text_20_body" style:list-style-name="L1">
      <style:paragraph-properties fo:margin-top="0in" fo:margin-bottom="0in" loext:contextual-spacing="false" fo:orphans="2" fo:widows="2"/>
    </style:style>
    <style:style style:name="P37" style:family="paragraph" style:parent-style-name="Text_20_body" style:list-style-name="L2">
      <style:paragraph-properties fo:margin-top="0in" fo:margin-bottom="0in" loext:contextual-spacing="false" fo:orphans="2" fo:widows="2"/>
    </style:style>
    <style:style style:name="P38" style:family="paragraph" style:parent-style-name="Text_20_body" style:list-style-name="L8">
      <style:paragraph-properties fo:margin-top="0in" fo:margin-bottom="0in" loext:contextual-spacing="false" fo:orphans="2" fo:widows="2"/>
    </style:style>
    <style:style style:name="P39" style:family="paragraph" style:parent-style-name="Text_20_body" style:list-style-name="L9">
      <style:paragraph-properties fo:margin-top="0in" fo:margin-bottom="0in" loext:contextual-spacing="false" fo:orphans="2" fo:widows="2"/>
    </style:style>
    <style:style style:name="P40" style:family="paragraph" style:parent-style-name="Text_20_body" style:list-style-name="L4">
      <style:paragraph-properties fo:margin-top="0in" fo:margin-bottom="0in" loext:contextual-spacing="false" fo:orphans="2" fo:widows="2"/>
      <style:text-properties fo:font-variant="normal" fo:text-transform="none" fo:color="#000000" style:font-name="Times New Roman" fo:font-size="14pt" fo:letter-spacing="normal" fo:font-style="normal" fo:font-weight="normal"/>
    </style:style>
    <style:style style:name="P41" style:family="paragraph" style:parent-style-name="Text_20_body" style:list-style-name="L5">
      <style:paragraph-properties fo:margin-top="0in" fo:margin-bottom="0in" loext:contextual-spacing="false" fo:orphans="2" fo:widows="2"/>
      <style:text-properties fo:font-variant="normal" fo:text-transform="none" fo:color="#000000" style:font-name="Times New Roman" fo:font-size="14pt" fo:letter-spacing="normal" fo:font-style="normal" fo:font-weight="normal"/>
    </style:style>
    <style:style style:name="P42" style:family="paragraph" style:parent-style-name="Text_20_body" style:list-style-name="L6">
      <style:paragraph-properties fo:margin-top="0in" fo:margin-bottom="0in" loext:contextual-spacing="false" fo:orphans="2" fo:widows="2"/>
      <style:text-properties fo:font-variant="normal" fo:text-transform="none" fo:color="#000000" style:font-name="Times New Roman" fo:font-size="14pt" fo:letter-spacing="normal" fo:font-style="normal" fo:font-weight="normal"/>
    </style:style>
    <style:style style:name="P43" style:family="paragraph" style:parent-style-name="Text_20_body" style:list-style-name="L7">
      <style:paragraph-properties fo:margin-top="0in" fo:margin-bottom="0in" loext:contextual-spacing="false" fo:orphans="2" fo:widows="2"/>
      <style:text-properties fo:font-variant="normal" fo:text-transform="none" fo:color="#000000" style:font-name="Times New Roman" fo:font-size="14pt" fo:letter-spacing="normal" fo:font-style="normal" fo:font-weight="normal"/>
    </style:style>
    <style:style style:name="P44" style:family="paragraph" style:parent-style-name="Text_20_body" style:list-style-name="L9">
      <style:paragraph-properties fo:margin-top="0in" fo:margin-bottom="0in" loext:contextual-spacing="false" fo:orphans="2" fo:widows="2"/>
      <style:text-properties fo:font-variant="normal" fo:text-transform="none" fo:color="#000000" style:font-name="Times New Roman" fo:font-size="14pt" fo:letter-spacing="normal" fo:font-style="normal" fo:font-weight="normal"/>
    </style:style>
    <style:style style:name="P45" style:family="paragraph" style:parent-style-name="Text_20_body" style:list-style-name="L10">
      <style:paragraph-properties fo:margin-top="0in" fo:margin-bottom="0in" loext:contextual-spacing="false" fo:orphans="2" fo:widows="2"/>
      <style:text-properties fo:font-variant="normal" fo:text-transform="none" fo:color="#000000" style:font-name="Times New Roman" fo:font-size="14pt" fo:letter-spacing="normal" fo:font-style="normal" fo:font-weight="normal"/>
    </style:style>
    <style:style style:name="P46"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normal"/>
    </style:style>
    <style:style style:name="T1" style:family="text">
      <style:text-properties style:font-name="Times New Roman" fo:font-size="14pt" fo:font-style="normal" fo:font-weight="normal"/>
    </style:style>
    <style:style style:name="T2" style:family="text">
      <style:text-properties fo:font-variant="normal" fo:text-transform="none" fo:color="#000000" style:font-name="Times New Roman" fo:font-size="14pt" fo:letter-spacing="normal" fo:font-style="normal" fo:font-weight="normal"/>
    </style:style>
    <style:style style:name="T3" style:family="text">
      <style:text-properties fo:font-variant="normal" fo:text-transform="none" fo:color="#000000" style:font-name="Times New Roman" fo:font-size="14pt" fo:letter-spacing="normal" fo:font-style="normal" fo:font-weight="bold"/>
    </style:style>
    <style:style style:name="T4" style:family="text">
      <style:text-properties fo:font-variant="normal" fo:text-transform="none" fo:color="#000000" style:font-name="Times New Roman" fo:font-size="14pt" fo:letter-spacing="normal" fo:font-style="italic" fo:font-weight="normal"/>
    </style:style>
    <style:style style:name="T5" style:family="text">
      <style:text-properties fo:font-weight="bold"/>
    </style:style>
    <style:style style:name="T6" style:family="text">
      <style:text-properties officeooo:rsid="0001699b"/>
    </style:style>
    <style:style style:name="T7" style:family="text">
      <style:text-properties fo:font-style="italic"/>
    </style:style>
    <style:style style:name="T8" style:family="text">
      <style:text-properties officeooo:rsid="00047e67"/>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2"><text:bookmark-start text:name="__RefHeading___Toc275_3935133822"/>Solex/Desktop Manual<text:bookmark-end text:name="__RefHeading___Toc275_3935133822"/></text:h>
      <text:h text:style-name="P21" text:outline-level="2"/>
      <text:h text:style-name="P21" text:outline-level="2"><text:bookmark-start text:name="__RefHeading___Toc277_3935133822"/>This is <text:span text:style-name="T6">the manual for Solex/Desktop. At some point I’ll edit this text so it sucks less than it does right now. Currently I’m just knocking the stupid thing out and I have a lot of crap to do. So get off my ass.</text:span><text:bookmark-end text:name="__RefHeading___Toc277_3935133822"/></text:h>
      <text:h text:style-name="P21" text:outline-level="2"/>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text:a xlink:type="simple" xlink:href="#__RefHeading___Toc281_3935133822" text:style-name="Index_20_Link" text:visited-style-name="Index_20_Link">Getting Started<text:tab/>2</text:a></text:p>
          <text:p text:style-name="P15"><text:a xlink:type="simple" xlink:href="#__RefHeading___Toc283_3935133822" text:style-name="Index_20_Link" text:visited-style-name="Index_20_Link">GStreamer<text:tab/>2</text:a></text:p>
          <text:p text:style-name="P15"><text:a xlink:type="simple" xlink:href="#__RefHeading___Toc285_3935133822" text:style-name="Index_20_Link" text:visited-style-name="Index_20_Link">SITL<text:tab/>2</text:a></text:p>
          <text:p text:style-name="P15"><text:a xlink:type="simple" xlink:href="#__RefHeading___Toc287_3935133822" text:style-name="Index_20_Link" text:visited-style-name="Index_20_Link">Control Mappings on Linux<text:tab/>3</text:a></text:p>
          <text:p text:style-name="P14"><text:a xlink:type="simple" xlink:href="#__RefHeading___Toc289_3935133822" text:style-name="Index_20_Link" text:visited-style-name="Index_20_Link">Start Page<text:tab/>4</text:a></text:p>
          <text:p text:style-name="P15"><text:a xlink:type="simple" xlink:href="#__RefHeading___Toc291_3935133822" text:style-name="Index_20_Link" text:visited-style-name="Index_20_Link">Connection types<text:tab/>4</text:a></text:p>
          <text:p text:style-name="P14"><text:a xlink:type="simple" xlink:href="#__RefHeading___Toc293_3935133822" text:style-name="Index_20_Link" text:visited-style-name="Index_20_Link">Flight Page<text:tab/>5</text:a></text:p>
          <text:p text:style-name="P15"><text:a xlink:type="simple" xlink:href="#__RefHeading___Toc295_3935133822" text:style-name="Index_20_Link" text:visited-style-name="Index_20_Link">Panel buttons<text:tab/>5</text:a></text:p>
          <text:p text:style-name="P15"><text:a xlink:type="simple" xlink:href="#__RefHeading___Toc297_3935133822" text:style-name="Index_20_Link" text:visited-style-name="Index_20_Link">ROI Point<text:tab/>5</text:a></text:p>
          <text:p text:style-name="P14"><text:a xlink:type="simple" xlink:href="#__RefHeading___Toc299_3935133822" text:style-name="Index_20_Link" text:visited-style-name="Index_20_Link">Missions Page<text:tab/>6</text:a></text:p>
          <text:p text:style-name="P14"><text:a xlink:type="simple" xlink:href="#__RefHeading___Toc301_3935133822" text:style-name="Index_20_Link" text:visited-style-name="Index_20_Link">Params Page<text:tab/>7</text:a></text:p>
          <text:p text:style-name="P14"><text:a xlink:type="simple" xlink:href="#__RefHeading___Toc303_3935133822" text:style-name="Index_20_Link" text:visited-style-name="Index_20_Link">App Settings<text:tab/>8</text:a></text:p>
          <text:p text:style-name="P14"><text:a xlink:type="simple" xlink:href="#__RefHeading___Toc1128_557671663" text:style-name="Index_20_Link" text:visited-style-name="Index_20_Link">Vehicle Settings<text:tab/>9</text:a></text:p>
          <text:p text:style-name="P14"><text:a xlink:type="simple" xlink:href="#__RefHeading___Toc305_3935133822" text:style-name="Index_20_Link" text:visited-style-name="Index_20_Link">Vehicle Console<text:tab/>10</text:a></text:p>
          <text:p text:style-name="P14"><text:a xlink:type="simple" xlink:href="#__RefHeading___Toc307_3935133822" text:style-name="Index_20_Link" text:visited-style-name="Index_20_Link">Terrain Following<text:tab/>11</text:a></text:p>
          <text:p text:style-name="P15"><text:a xlink:type="simple" xlink:href="#__RefHeading___Toc309_3935133822" text:style-name="Index_20_Link" text:visited-style-name="Index_20_Link">Terrain Sets<text:tab/>11</text:a></text:p>
          <text:p text:style-name="P15"><text:a xlink:type="simple" xlink:href="#__RefHeading___Toc311_3935133822" text:style-name="Index_20_Link" text:visited-style-name="Index_20_Link">Caution<text:tab/>12</text:a></text:p>
          <text:p text:style-name="P14"><text:a xlink:type="simple" xlink:href="#__RefHeading___Toc313_3935133822" text:style-name="Index_20_Link" text:visited-style-name="Index_20_Link">Multiple Vehicles<text:tab/>13</text:a></text:p>
          <text:p text:style-name="P15"><text:a xlink:type="simple" xlink:href="#__RefHeading___Toc315_3935133822" text:style-name="Index_20_Link" text:visited-style-name="Index_20_Link">Unique </text:a><text:a xlink:type="simple" xlink:href="#__RefHeading___Toc315_3935133822" text:style-name="Index_20_Link" text:visited-style-name="Index_20_Link">sysid</text:a><text:a xlink:type="simple" xlink:href="#__RefHeading___Toc315_3935133822" text:style-name="Index_20_Link" text:visited-style-name="Index_20_Link">s. They're important</text:a><text:a xlink:type="simple" xlink:href="#__RefHeading___Toc315_3935133822" text:style-name="Index_20_Link" text:visited-style-name="Index_20_Link"><text:tab/>13</text:a></text:p>
          <text:p text:style-name="P15"><text:a xlink:type="simple" xlink:href="#__RefHeading___Toc317_3935133822" text:style-name="Index_20_Link" text:visited-style-name="Index_20_Link">UDP Connections<text:tab/>13</text:a></text:p>
          <text:p text:style-name="P15"><text:a xlink:type="simple" xlink:href="#__RefHeading___Toc319_3935133822" text:style-name="Index_20_Link" text:visited-style-name="Index_20_Link">Serial<text:tab/>13</text:a></text:p>
          <text:p text:style-name="P15"><text:a xlink:type="simple" xlink:href="#__RefHeading___Toc321_3935133822" text:style-name="Index_20_Link" text:visited-style-name="Index_20_Link">Disconnecting a vehicle<text:tab/>14</text:a></text:p>
          <text:p text:style-name="P15"><text:a xlink:type="simple" xlink:href="#__RefHeading___Toc323_3935133822" text:style-name="Index_20_Link" text:visited-style-name="Index_20_Link">Focused vehicle<text:tab/>14</text:a></text:p>
          <text:p text:style-name="P15"><text:a xlink:type="simple" xlink:href="#__RefHeading___Toc325_3935133822" text:style-name="Index_20_Link" text:visited-style-name="Index_20_Link">Selecting a vehicle<text:tab/>14</text:a></text:p>
          <text:p text:style-name="P15"><text:a xlink:type="simple" xlink:href="#__RefHeading___Toc327_3935133822" text:style-name="Index_20_Link" text:visited-style-name="Index_20_Link">Multi-vehicle interaction<text:tab/>14</text:a></text:p>
          <text:p text:style-name="P14"><text:a xlink:type="simple" xlink:href="#__RefHeading___Toc329_3935133822" text:style-name="Index_20_Link" text:visited-style-name="Index_20_Link">Video Sources<text:tab/>15</text:a></text:p>
          <text:p text:style-name="P14"><text:a xlink:type="simple" xlink:href="#__RefHeading___Toc331_3935133822" text:style-name="Index_20_Link" text:visited-style-name="Index_20_Link">Location Sources<text:tab/>16</text:a></text:p>
          <text:p text:style-name="P14"><text:a xlink:type="simple" xlink:href="#__RefHeading___Toc333_3935133822" text:style-name="Index_20_Link" text:visited-style-name="Index_20_Link">Control Mappings<text:tab/>18</text:a></text:p>
          <text:p text:style-name="P14"><text:a xlink:type="simple" xlink:href="#__RefHeading___Toc1130_557671663" text:style-name="Index_20_Link" text:visited-style-name="Index_20_Link">Network Presence<text:tab/>19</text:a></text:p>
          <text:p text:style-name="P14"><text:a xlink:type="simple" xlink:href="#__RefHeading___Toc337_3935133822" text:style-name="Index_20_Link" text:visited-style-name="Index_20_Link">Voice Alerts<text:tab/>20</text:a></text:p>
        </text:index-body>
      </text:table-of-content>
      <text:h text:style-name="P22" text:outline-level="2"/>
      <text:h text:style-name="P17" text:outline-level="2"><text:bookmark-start text:name="__RefHeading___Toc281_3935133822"/>Getting Started<text:bookmark-end text:name="__RefHeading___Toc281_3935133822"/></text:h>
      <text:section text:style-name="Sect2" text:name="messages_help">
        <text:p text:style-name="P10">Solex is ready to use right away, but there are optional tools you can install to add functionality. The following gives details on those components.</text:p>
        <text:h text:style-name="Heading_20_3" text:outline-level="3"><text:bookmark-start text:name="__RefHeading___Toc283_3935133822"/>GStreamer<text:bookmark-end text:name="__RefHeading___Toc283_3935133822"/></text:h>
        <text:p text:style-name="P9"><text:a xlink:type="simple" xlink:href="https://gstreamer.freedesktop.org/" office:target-frame-name="_blank" xlink:show="new" text:style-name="Internet_20_link" text:visited-style-name="Visited_20_Internet_20_Link">GStreamer</text:a><text:span text:style-name="T2"> is a cross-platform streaming framework that can be used to consume video streams from any source and transcode them to the MPEG-TS format used by Solex.</text:span></text:p>
        <text:p text:style-name="P9"><text:span text:style-name="T2">To install on </text:span><text:span text:style-name="T3">Windows</text:span><text:span text:style-name="T2">, install the binaries for GStreamer from </text:span><text:a xlink:type="simple" xlink:href="https://gstreamer.freedesktop.org/download/#windows" text:style-name="Internet_20_link" text:visited-style-name="Visited_20_Internet_20_Link">this link</text:a><text:span text:style-name="T2">.</text:span></text:p>
        <text:p text:style-name="P8">To install on Linux, you need the following packages:</text:p>
        <text:list xml:id="list2654543011" text:style-name="L1">
          <text:list-item>
            <text:p text:style-name="P36"><text:span text:style-name="Source_20_Text"><text:span text:style-name="T2">libgstreamer1.0-dev</text:span></text:span></text:p>
          </text:list-item>
          <text:list-item>
            <text:p text:style-name="P36"><text:span text:style-name="Source_20_Text"><text:span text:style-name="T2">libgstreamer-plugins-bad1.0-dev</text:span></text:span></text:p>
          </text:list-item>
          <text:list-item>
            <text:p text:style-name="P36"><text:span text:style-name="Source_20_Text"><text:span text:style-name="T2">libgstreamer-plugins-base1.0-dev</text:span></text:span></text:p>
          </text:list-item>
          <text:list-item>
            <text:p text:style-name="P36"><text:span text:style-name="Source_20_Text"><text:span text:style-name="T2">libgstreamer-plugins-good1.0-dev</text:span></text:span></text:p>
          </text:list-item>
          <text:list-item>
            <text:p text:style-name="P24"><text:span text:style-name="Source_20_Text"><text:span text:style-name="T2">libgstreamer-plugins-ugly1.0-dev</text:span></text:span></text:p>
          </text:list-item>
        </text:list>
        <text:p text:style-name="P8">On Ubuntu, you can install all of these with this command:</text:p>
        <text:p text:style-name="P5"><text:s text:c="16"/><text:span text:style-name="T1"># apt-get install libgstreamer1.0-dev libgstreamer-plugins-bad1.0-dev libgstreamer-plugins-base1.0-dev libgstreamer-plugins-good1.0-dev libgstreamer-plugins-ugly1.0-dev</text:span></text:p>
        <text:p text:style-name="P7"><text:s text:c="12"/></text:p>
        <text:p text:style-name="P9"><text:span text:style-name="T2">This will give you all possible plugins for transcoding from any supported format to MPEG-TS. Use the "External Stream" video type for your vehicle. Worst-case, you might have to craft your own gstreamer pipeline in order to get video, but the good news is that </text:span><text:span text:style-name="Emphasis"><text:span text:style-name="T2">you can</text:span></text:span><text:span text:style-name="T2">.</text:span></text:p>
        <text:h text:style-name="Heading_20_3" text:outline-level="3"><text:bookmark-start text:name="__RefHeading___Toc285_3935133822"/>SITL<text:bookmark-end text:name="__RefHeading___Toc285_3935133822"/></text:h>
        <text:p text:style-name="P8">When creating missions, it's super useful to be able to "fly" them without using a real vehicle. To do this, you can install SITL on your computer, and use it from within Solex.</text:p>
        <text:list xml:id="list2452128666" text:style-name="L2">
          <text:list-item>
            <text:p text:style-name="P37"><text:span text:style-name="T3">SITL on Windows</text:span><text:span text:style-name="T2"> Follow the instructions </text:span><text:a xlink:type="simple" xlink:href="https://ardupilot.org/dev/docs/sitl-on-windows-wsl.html" office:target-frame-name="_blank" xlink:show="new" text:style-name="Internet_20_link" text:visited-style-name="Visited_20_Internet_20_Link">here</text:a><text:span text:style-name="T2"> to get SITL running on your Windows machine.</text:span></text:p>
          </text:list-item>
          <text:list-item>
            <text:p text:style-name="P25"><text:span text:style-name="T3">SITL on Linux</text:span><text:span text:style-name="T2"> Follow the instructions </text:span><text:a xlink:type="simple" xlink:href="https://ardupilot.org/dev/docs/setting-up-sitl-on-linux.html" office:target-frame-name="_blank" xlink:show="new" text:style-name="Internet_20_link" text:visited-style-name="Visited_20_Internet_20_Link">here</text:a><text:span text:style-name="T2"> to get SITL running on your Linux machine.</text:span></text:p>
          </text:list-item>
        </text:list>
        <text:h text:style-name="Heading_20_3" text:outline-level="3"><text:bookmark-start text:name="__RefHeading___Toc287_3935133822"/><text:soft-page-break/>Control Mappings on Linux<text:bookmark-end text:name="__RefHeading___Toc287_3935133822"/></text:h>
        <text:p text:style-name="P9"><text:span text:style-name="T2">If you want to use the control mappings in Solex with a game controller on Linux, it's necessary to create a </text:span><text:span text:style-name="Source_20_Text"><text:span text:style-name="T2">udev</text:span></text:span><text:span text:style-name="T2"> rule so your user account has permissions to use the USB controller. Here are the steps:</text:span></text:p>
        <text:list xml:id="list2928517729" text:style-name="L3">
          <text:list-item>
            <text:p text:style-name="P26"><text:span text:style-name="T2">Copy this text and paste it into </text:span><text:span text:style-name="Source_20_Text"><text:span text:style-name="T2">/etc/udev/rules.d/50-steam-deck.rules</text:span></text:span><text:span text:style-name="T2">:</text:span></text:p>
            <text:p text:style-name="P18">SUBSYSTEM=="input", GROUP="input", MODE="0666"</text:p>
            <text:p text:style-name="P18">SUBSYSTEM=="usb", ATTRS{idVendor}=="28de", ATTRS{idProduct}=="1205", MODE:="666", GROUP="plugdev"</text:p>
            <text:p text:style-name="P18">KERNEL=="hidraw*", ATTRS{idVendor}=="28de", ATTRS{idProduct}=="1205", MODE="0666", GROUP="plugdev"</text:p>
            <text:p text:style-name="P19"><text:s text:c="20"/></text:p>
            <text:p text:style-name="P29">...and save the file.</text:p>
          </text:list-item>
          <text:list-item>
            <text:p text:style-name="P29">Run this command in a terminal, or reboot:</text:p>
            <text:p text:style-name="P18">sudo udevadm control --reload-rules <text:s text:c="23"/></text:p>
            <text:p text:style-name="P19"><text:s text:c="20"/></text:p>
          </text:list-item>
        </text:list>
      </text:section>
      <text:p text:style-name="Standard"><text:line-break/></text:p>
      <text:h text:style-name="P17" text:outline-level="2"><text:bookmark-start text:name="__RefHeading___Toc289_3935133822"/>Start Page<text:bookmark-end text:name="__RefHeading___Toc289_3935133822"/></text:h>
      <text:section text:style-name="Sect2" text:name="Section1">
        <text:p text:style-name="P10"><text:bookmark text:name="messages_help"/>The start page is where you first connect to your vehicle.</text:p>
        <text:h text:style-name="Heading_20_3" text:outline-level="3"><text:bookmark-start text:name="__RefHeading___Toc291_3935133822"/>Connection types<text:bookmark-end text:name="__RefHeading___Toc291_3935133822"/></text:h>
        <text:p text:style-name="P9"><text:span text:style-name="T2">If you have a device plugged into the USB port, you'll see a list of USB devices in the drop-down list next to the </text:span><text:span text:style-name="T3">Connect</text:span><text:span text:style-name="T2"> button. The device will most likely have a more-descriptive name in the list than </text:span><text:span text:style-name="Source_20_Text"><text:span text:style-name="T2">/dev/ttyS5</text:span></text:span><text:span text:style-name="T2"> or something, and will most likely have a name identifying its manufacturer. Select the desired item from the list, and click the </text:span><text:span text:style-name="T3">Connect</text:span><text:span text:style-name="T2"> button, and the app will connect to the vehicle. If you plug something in and want to see it in the list, click the </text:span><text:span text:style-name="T3">Refresh</text:span><text:span text:style-name="T2"> button.</text:span></text:p>
        <text:p text:style-name="P8">If you want to connect on UDP, just select <text:span text:style-name="T5">UDP</text:span> from the list. Any vehicle visible on the network that is sending data on the UDP port specified in Settings (14550 by default) will appear as a connected vehicle.</text:p>
      </text:section>
      <text:p text:style-name="Standard"/>
      <text:h text:style-name="P17" text:outline-level="2"><text:bookmark-start text:name="__RefHeading___Toc293_3935133822"/>Flight Page<text:bookmark-end text:name="__RefHeading___Toc293_3935133822"/></text:h>
      <text:p text:style-name="P10">The Flight Page is where you'll spend most of your time, flying your vehicle around.</text:p>
      <text:p text:style-name="P8">This page will display at least a map view. If you've configured a video input from your vehicle and Solex can see data from it, you'll see a selector in the bottom right area of the screen where you can switch to a video view.</text:p>
      <text:p text:style-name="P8">The <text:span text:style-name="T5">Telemetry</text:span> area at the top shows various fields of data being reported by the vehicle. The <text:span text:style-name="T5">Mode</text:span> selector lets you select the vehicle mode. If you do this and the mode change is successful, you'll see the field immediately to the right of the selector change to the name of the current mode.</text:p>
      <text:p text:style-name="P8">On the right is a field that tells whether the vehicle is armed or disarmed. You can click on this and arm or disarm the vehicle.</text:p>
      <text:h text:style-name="Heading_20_3" text:outline-level="3"><text:bookmark-start text:name="__RefHeading___Toc295_3935133822"/>Panel buttons<text:bookmark-end text:name="__RefHeading___Toc295_3935133822"/></text:h>
      <text:list xml:id="list2187072383" text:style-name="L4">
        <text:list-item>
          <text:p text:style-name="P40"><text:span text:style-name="T5">Map Type selector</text:span> - selects the type of map to display.</text:p>
        </text:list-item>
        <text:list-item>
          <text:p text:style-name="P40"><text:span text:style-name="T5">Open Mission</text:span> - Open a mission file to view.</text:p>
        </text:list-item>
        <text:list-item>
          <text:p text:style-name="P40"><text:span text:style-name="T5">Download Mission</text:span> - Download the current mission from the vehicle.</text:p>
        </text:list-item>
        <text:list-item>
          <text:p text:style-name="P40"><text:span text:style-name="T5">Send Mission</text:span> - Send the mission loaded from "Open Mission" to the vehicle.</text:p>
        </text:list-item>
        <text:list-item>
          <text:p text:style-name="P40"><text:span text:style-name="T5">Geofence</text:span> - Options for creating, loading, saving, or clearing a geofence.</text:p>
        </text:list-item>
        <text:list-item>
          <text:p text:style-name="P40"><text:span text:style-name="T5">ROI</text:span> - Click this button to drop a ROI point on the map.</text:p>
        </text:list-item>
        <text:list-item>
          <text:p text:style-name="P30"><text:span text:style-name="T5">Clear ROI</text:span> - Clear a previously-set ROI.</text:p>
        </text:list-item>
      </text:list>
      <text:h text:style-name="Heading_20_3" text:outline-level="3"><text:bookmark-start text:name="__RefHeading___Toc297_3935133822"/>ROI Point<text:bookmark-end text:name="__RefHeading___Toc297_3935133822"/></text:h>
      <text:p text:style-name="P8">When you click the "ROI" button, you can click on the map to drop a ROI point. The vehicle will point at the ROI location if it can (if it's a multirotor or copter). You can drag the ROI marker around to change the ROI point, or right-click the ROI marker to delete and clear the ROI on the vehicle.</text:p>
      <text:p text:style-name="Standard"/>
      <text:h text:style-name="P17" text:outline-level="2"><text:bookmark-start text:name="__RefHeading___Toc299_3935133822"/>Missions Page<text:bookmark-end text:name="__RefHeading___Toc299_3935133822"/></text:h>
      <text:p text:style-name="P10">The Missions page is where you create and edit missions.</text:p>
      <text:p text:style-name="P8"><text:span text:style-name="T5">To create a new mission</text:span>, click the "add" icon, select a vehicle type for the mission, and select the type of item you want to add. Then click the map. If the item is a "spatial" item (something with a location which appears on the map), you'll see a marker appear for it. If not, the item will appear in the item list, which will open automatically. Examples of spatial items are Waypoints, Splines, Land items, etc. Examples of non-spatial items are Change Speed commands, Take Picture commands, etc.</text:p>
      <text:p text:style-name="P8">To change the position of a dropped item, just click and drag it.</text:p>
      <text:p text:style-name="P8">To change the order in the mission where an item appears, open the item list (click the "Click for details" view) and drag the item up or down in the list, or click the up or down arrows.</text:p>
      <text:p text:style-name="P8"><text:span text:style-name="T5">To edit a specific item</text:span>, you can click it on the map or in the item list, and the details panel will appear on the right side of the screen. The attributes of the item will be displayed in the panel, and you can edit them to suit what you're trying to do.</text:p>
      <text:p text:style-name="P8">To <text:span text:style-name="T5">delete</text:span> an item from the mission, you can either click the trash-can icon and click the item on the map, or click the "x" button in the item list.</text:p>
      <text:p text:style-name="P8"><text:span text:style-name="T5">Undo</text:span> undoes a previous operation. You can undo a maximum of 10 operations.</text:p>
      <text:p text:style-name="P9"><text:span text:style-name="T3">Import</text:span><text:span text:style-name="T2"> imports mission files from external sources. Click "Import" from the top bar and select the type of mission you want to import. You can import recorded flight logs, and QGC mission files. You can also make your own importer by putting a </text:span><text:span text:style-name="Source_20_Text"><text:span text:style-name="T2">FileImporter</text:span></text:span><text:span text:style-name="T2"> subclass in the </text:span><text:span text:style-name="Source_20_Text"><text:span text:style-name="T2">mission_import</text:span></text:span><text:span text:style-name="T2"> directory under the Solex base directory.</text:span></text:p>
      <text:p text:style-name="Standard"/>
      <text:h text:style-name="P17" text:outline-level="2"><text:bookmark-start text:name="__RefHeading___Toc301_3935133822"/>Params Page<text:bookmark-end text:name="__RefHeading___Toc301_3935133822"/></text:h>
      <text:p text:style-name="P10">The Params page lets you view and edit vehicle parameters. The parameters for the vehicle are loaded when the page loads.</text:p>
      <text:p text:style-name="P8">To edit a parameter, double-click on it in the table, and specify a new value for it. Do this for as many rows as you need to. When you change a parameter, the <text:span text:style-name="T5">Send Params</text:span> button appears. Click this button to send the parameter changes to the vehicle.</text:p>
      <text:p text:style-name="P8">If the parameter you've selected has additional data associated with it to let you pick from a set of acceptable values, you'll see those at the bottom of the page.</text:p>
      <text:p text:style-name="Standard"/>
      <text:h text:style-name="P17" text:outline-level="2"><text:bookmark-start text:name="__RefHeading___Toc303_3935133822"/><text:span text:style-name="T8">App </text:span>Settings<text:bookmark-end text:name="__RefHeading___Toc303_3935133822"/></text:h>
      <text:p text:style-name="P10">The Settings page is where general settings for the app are shown.</text:p>
      <text:p text:style-name="P8">The <text:span text:style-name="T5">Display Type</text:span> setting is for showing measurements in imperial or metric units. Where possible, edit fields also honor this setting (for example a waypoint altitude in the mission editor can be either feet or meters depending on this setting).</text:p>
      <text:p text:style-name="P8"><text:span text:style-name="T5">Default altitude</text:span> is for setting the default altitude of new waypoints in the mission editor.</text:p>
      <text:p text:style-name="P8"><text:span text:style-name="T5">Offline Maps</text:span> is useful for caching map tiles locally so you can use the map when you're in a location without internet access. Actually, "useful" is an understatement. "Necessary" is more like it. Just turn this on.</text:p>
      <text:p text:style-name="P8"><text:span text:style-name="T5">Video Source</text:span> is how you set Solex to make use of a video stream put out by your vehicle. Currently supported modes are <text:span text:style-name="T5">None</text:span> (pretty obvious), <text:span text:style-name="T5">TCP</text:span> and <text:span text:style-name="T5">UDP</text:span>. Find the IP and port your vehicle is emitting UDP packets on, and ensure they're encoded as MPEG-TS, and they will display in the Video part of the Flight page. (Also, you won't <text:span text:style-name="T7">have</text:span> a video panel if this is not set.)<text:line-break/><text:line-break/>If you have an active video source, you'll see the video stream in an inset panel on the flight page. Clicking that panel will make it go full screen. Clicking the "map" icon on the green mode selector in the bottom right will switch back to the map view with the video inset. You can also press "M" and "V" on the keyboard to toggle between the modes.<text:line-break/><text:line-break/>When deciding between TCP and UDP for video, the first concern is which mode your vehicle supports. Either of them can be implemented on the vehicle. The main difference comes down to the "visual effects" you'll see when the network connection has any sort of problem. Because TCP ensures all video packets arrive in order at the expense of some overhead in the connection, the effect of network issues on TCP will be increased latency, followed by a possible sequence of very fast motion, with the feed eventually catching up to about 80ms behind real time. UDP will have better latency (since packets either arrive on time or they don't arrive at all), at the expense of crappy picture quality.</text:p>
      <text:p text:style-name="Standard"/>
      <text:h text:style-name="P17" text:outline-level="2"><text:bookmark-start text:name="__RefHeading___Toc1128_557671663"/>Vehicle Settings<text:bookmark-end text:name="__RefHeading___Toc1128_557671663"/></text:h>
      <text:p text:style-name="P20">Any time you connect a vehicle to Solex, it creates a "UserVehicle" object and stores it for later use. A UserVehicle contains the various settings a vehicle might make use of such as name, battery chemistry, video source, camera definition, camera interface, and any control mapping set you want to use with it. The <text:span text:style-name="T5">Vehicle Settings</text:span> page is where you can see these settings and change them.</text:p>
      <text:list xml:id="list42391443" text:style-name="L10">
        <text:list-item>
          <text:p text:style-name="P45"><text:span text:style-name="T5">Name:</text:span> Pretty darn obvious what this is for. Name your vehicle so it's easy to pick out of a list when you have multiple vehicles connected.</text:p>
        </text:list-item>
        <text:list-item>
          <text:p text:style-name="P45"><text:span text:style-name="T5">Battery type:</text:span> This has an influence on how remaining flight time is calculated in the flight screen.</text:p>
        </text:list-item>
        <text:list-item>
          <text:p text:style-name="P45"><text:span text:style-name="T5">Solex CC IP/Port:</text:span> Ignore this for now, not many people are using Solex CC.</text:p>
        </text:list-item>
        <text:list-item>
          <text:p text:style-name="P45"><text:span text:style-name="T5">Video Source</text:span>: This is a big one. When you connect a vehicle, you need to know its IP address and the port it sends video data on. Once you know this, you can put these values into the Video Source field once you select a type, and see video coming from your vehicle.</text:p>
        </text:list-item>
        <text:list-item>
          <text:p text:style-name="P45"><text:span text:style-name="T5">Camera interface</text:span>: This has a bearing on the controls you'll see when interacting with your camera. There are several built-in camera interface types, and you can also specify your own types (installed through plugins).</text:p>
        </text:list-item>
        <text:list-item>
          <text:p text:style-name="P45"><text:span text:style-name="T5">Camera Definition:</text:span> There is a large list of pre-defined camera definitions in Solex, with (of course) the ability to add custom ones. These specify camera focal length, sensor size, etc and influence overlap and sidelap on survey missions when calculating the path they'll take.</text:p>
        </text:list-item>
        <text:list-item>
          <text:p text:style-name="P35"><text:span text:style-name="T5">Button mapping set:</text:span> Any control mapping sets you've created in the "Buttons" page (described elsewhere in the help) appear in this list. Select the one you want to use. When you connect to the vehicle (or re-connect after setting this value), the UserVehicle will load the button mappings in the set you specify, and the vehicle will respond to the movements of sticks, button presses, and so on.</text:p>
        </text:list-item>
      </text:list>
      <text:p text:style-name="Standard"/>
      <text:h text:style-name="P17" text:outline-level="2"><text:bookmark-start text:name="__RefHeading___Toc305_3935133822"/>Vehicle Console<text:bookmark-end text:name="__RefHeading___Toc305_3935133822"/></text:h>
      <text:p text:style-name="P11"><text:span text:style-name="T2">Solex has a vehicle console in the Flight screen. Click the little "TV" icon in the lower right (or press </text:span><text:span text:style-name="Source_20_Text"><text:span text:style-name="T2">ctrl+t</text:span></text:span><text:span text:style-name="T2">), and a console will pop up. From there, you can type </text:span><text:span text:style-name="Source_20_Text"><text:span text:style-name="T2">help</text:span></text:span><text:span text:style-name="T2"> to get a list of all of the supported commands. You can start and stop missions, set and clear ROIs, change speed, view and set parameters, and other stuff. You can add your own commands via console extensions in a plugin.</text:span></text:p>
      <text:p text:style-name="P9"><text:span text:style-name="T3">Note for mavproxy users:</text:span><text:span text:style-name="T2"><text:line-break/><text:line-break/>Although this console works lot like </text:span><text:span text:style-name="Source_20_Text"><text:span text:style-name="T2">mavproxy</text:span></text:span><text:span text:style-name="T2"> is used in the SITL simulator, it doesn't contain anything from </text:span><text:span text:style-name="Source_20_Text"><text:span text:style-name="T2">mavproxy</text:span></text:span><text:span text:style-name="T2"> and isn't based on it. Some of the commands (for example, </text:span><text:span text:style-name="Source_20_Text"><text:span text:style-name="T2">param show</text:span></text:span><text:span text:style-name="T2"> or </text:span><text:span text:style-name="Source_20_Text"><text:span text:style-name="T2">param set</text:span></text:span><text:span text:style-name="T2">) have similar syntax to that of mavproxy (but not the </text:span><text:span text:style-name="Emphasis"><text:span text:style-name="T2">same</text:span></text:span><text:span text:style-name="T2"> syntax).</text:span></text:p>
      <text:p text:style-name="Standard"/>
      <text:h text:style-name="P17" text:outline-level="2"><text:bookmark-start text:name="__RefHeading___Toc307_3935133822"/>Terrain Following<text:bookmark-end text:name="__RefHeading___Toc307_3935133822"/></text:h>
      <text:p text:style-name="P10"><text:span text:style-name="T5">Terrain following</text:span> can be accomplished in a few different ways. A vehicle can be fitted with a sensor that lets the autopilot correct altitude based on distance from the actual ground, for example.</text:p>
      <text:p text:style-name="P8">For cases where you don't have such a sensor on your vehicle, you can use Solex's terrain following to retrieve elevations for the locations where your waypoints are stored, and apply corrections at the point where mission items are sent to the vehicle. This approach differs from the Android version of Solex, where corrections are applied directly to the mission items themselves. The reason for this difference is that this approach allows you to move waypoints around freely in a mission during editing, and apply elevations to them repeatedly.</text:p>
      <text:h text:style-name="Heading_20_3" text:outline-level="3"><text:bookmark-start text:name="__RefHeading___Toc309_3935133822"/>Terrain Sets<text:bookmark-end text:name="__RefHeading___Toc309_3935133822"/></text:h>
      <text:p text:style-name="P8">In the Mission Editor, there's an icon at the bottom that looks like mountains in a folder. Click that, and you can make a terrain set. Click <text:span text:style-name="T5">New Set</text:span> and then draw a polygon on the map by tapping points here and there. Drag them around to encompass the area where you'll be flying. When done, press <text:span text:style-name="T5">Done</text:span> and answer "OK" to the prompt asking if you want to download elevations. Once you've done this, you'll be prompted to save the elevations to a file. Give it a name like "my_field" or something and save it.</text:p>
      <text:p text:style-name="P8"><text:span text:style-name="T5">To apply a Terrain set</text:span>, open the flight screen and click "Terrain Set" on the menu and select the terrain set you created in the previous step. Press OK and it will be loaded. Open a mission in the area, and click the little icon along the bottom with the wavy lines entitled "Apply elevations to mission". If you have waypoints in the mission, you'll notice that afterward, their altitudes will be adjusted to account for the terrain elevation. Items such as Grids and Surveys don't show this change, since they wait until you actually upload a mission to the vehicle to apply their elevations.<text:line-break/>Upload the mission to the vehicle, and fly it. You should see its altitude change to match the contour of the ground, with 20-meter resolution.</text:p>
      <text:p text:style-name="P8">A way to double-check the altitudes of waypoints is to do the following:</text:p>
      <text:list xml:id="list2766508792" text:style-name="L5">
        <text:list-item>
          <text:p text:style-name="P41">Apply elevations to your waypoints.</text:p>
        </text:list-item>
        <text:list-item>
          <text:p text:style-name="P41">Send the mission to the vehicle.</text:p>
        </text:list-item>
        <text:list-item>
          <text:p text:style-name="P41">Download the mission from the vehicle into the mission editor.</text:p>
        </text:list-item>
        <text:list-item>
          <text:p text:style-name="P31">Click any waypoint to see its altitude in the detail panel. It will show the corrected altitude.</text:p>
        </text:list-item>
      </text:list>
      <text:h text:style-name="Heading_20_3" text:outline-level="3"><text:bookmark-start text:name="__RefHeading___Toc311_3935133822"/><text:soft-page-break/>Caution<text:bookmark-end text:name="__RefHeading___Toc311_3935133822"/></text:h>
      <text:p text:style-name="P12"><text:span text:style-name="T2">The way elevations are applied is as follows: The first item in a mission that has an altitude is used as the base altitude to work from. The elevation at that point is used as the baseline elevation. Subsequent item altitudes are calculated from these points. </text:span><text:span text:style-name="T3">Bear in mind</text:span><text:span text:style-name="T2"> that if you park your vehicle at the bottom of a 50-foot hill and set the first waypoint of the mission at the top of that hill with an altitude of 20 feet (for example), no correction will be applied to that waypoint. If you launch a mission from the bottom of the hill, the vehicle will head toward the first waypoint at the un-corrected altitude, and you will crash. You </text:span><text:span text:style-name="Emphasis"><text:span text:style-name="T2">must</text:span></text:span><text:span text:style-name="T2"> set the first waypoint at a location as close as possible to the same elevation as the vehicle launch point, so the corrections can be applied safely.</text:span></text:p>
      <text:p text:style-name="Standard"/>
      <text:h text:style-name="P17" text:outline-level="2"><text:bookmark-start text:name="__RefHeading___Toc313_3935133822"/>Multiple Vehicles<text:bookmark-end text:name="__RefHeading___Toc313_3935133822"/></text:h>
      <text:p text:style-name="P10">Solex supports the connection to multiple vehicles at a time, and provides various ways of coordinating their activities.</text:p>
      <text:h text:style-name="Heading_20_3" text:outline-level="3"><text:bookmark-start text:name="__RefHeading___Toc315_3935133822"/><text:span text:style-name="T2">Unique </text:span><text:span text:style-name="Source_20_Text"><text:span text:style-name="T2">sysid</text:span></text:span><text:span text:style-name="T2">s. They're important</text:span><text:bookmark-end text:name="__RefHeading___Toc315_3935133822"/></text:h>
      <text:p text:style-name="P9"><text:span text:style-name="T2">In Solex, all vehicles connected at the same time </text:span><text:span text:style-name="Emphasis"><text:span text:style-name="T2">must</text:span></text:span><text:span text:style-name="T2"> have unique sysids. Otherwise two different vehicles will appear to Solex as the same vehicle, and yield weird-looking results. If you see weird things like the vehicle mode rapidly toggling between two flight modes or showing up on the map in seemingly 2 locations at the same time, you're almost sure to have 2 (or more) vehicles connected to Solex with the same sysid.</text:span></text:p>
      <text:p text:style-name="P8">If you have multiple vehicles with the same sysid that you intend to use together on the same UDP port, connect to them one at a time (that is, turn one of them on and leave the others turned off). Once connected, go into the Flight screen and open the terminal. Run the following command:</text:p>
      <text:p text:style-name="P6">param set SYSID_THISMAV unique_id</text:p>
      <text:p text:style-name="P7"><text:s text:c="12"/></text:p>
      <text:p text:style-name="P9"><text:span text:style-name="T2">...where </text:span><text:span text:style-name="Source_20_Text"><text:span text:style-name="T2">unique_id</text:span></text:span><text:span text:style-name="T2"> is the sysid for that vehicle. Then, power off the vehicle and power on the next one.</text:span></text:p>
      <text:h text:style-name="Heading_20_3" text:outline-level="3"><text:bookmark-start text:name="__RefHeading___Toc317_3935133822"/>UDP Connections<text:bookmark-end text:name="__RefHeading___Toc317_3935133822"/></text:h>
      <text:p text:style-name="P8">Given a single UDP port, Solex will receive messages from all vehicles on the network which are broadcasting on that port. Most vehicles send UDP on port 14550. Once you connect to UDP, any vehicle broadcasting on the specified port will appear as a vehicle in the vehicle selector.</text:p>
      <text:h text:style-name="Heading_20_3" text:outline-level="3"><text:bookmark-start text:name="__RefHeading___Toc319_3935133822"/>Serial<text:bookmark-end text:name="__RefHeading___Toc319_3935133822"/></text:h>
      <text:p text:style-name="P8">You can connect to a vehicle on a serial port, using something like a SiK radio plugged into a USB port on your computer. Plug the device into a USB port and select the "Refresh" button on the Home screen. The drop-down will display any devices it recognizes as candidates for a serial connection. Select the appropriate port, and click Connect. The vehicle will connect and appear as an entry in the vehicle selector in the upper-right area of the home screen.</text:p>
      <text:p text:style-name="P8"><text:soft-page-break/>To connect another vehicle, select the appropriate serial port (or UDP) from the drop-down box next to "Connect Another", and click "Connect Another". The additional vehicle will appear as a vehicle in the vehicle selector.</text:p>
      <text:h text:style-name="Heading_20_3" text:outline-level="3"><text:bookmark-start text:name="__RefHeading___Toc321_3935133822"/>Disconnecting a vehicle<text:bookmark-end text:name="__RefHeading___Toc321_3935133822"/></text:h>
      <text:p text:style-name="P8">Select the vehicle you want to disconnect from, and click the little "x" button to the right of the selector. The vehicle will be disconnected. For UDP vehicles, this means messages from the vehicle will be ignored. Restarting Solex and connecting to UDP will restore the connection to any previously-disconnected vehicles.</text:p>
      <text:h text:style-name="Heading_20_3" text:outline-level="3"><text:bookmark-start text:name="__RefHeading___Toc323_3935133822"/>Focused vehicle<text:bookmark-end text:name="__RefHeading___Toc323_3935133822"/></text:h>
      <text:p text:style-name="P8">To keep the user interface straightforward, Solex's UI treats the currently-selected vehicle as "the vehicle". That is, the telemetry display, command line, various widgets, mission upload/download commands, etc all act on the currently-selected vehicle. However, selecting a new vehicle is easy, as described in the next section.</text:p>
      <text:h text:style-name="Heading_20_3" text:outline-level="3"><text:bookmark-start text:name="__RefHeading___Toc325_3935133822"/>Selecting a vehicle<text:bookmark-end text:name="__RefHeading___Toc325_3935133822"/></text:h>
      <text:p text:style-name="P9"><text:span text:style-name="T2">The obvious way to select a vehicle is from the drop-down selector in the upper-right area of the Solex window. In the map view, you can also click on a vehicle's icon to select it. From the terminal, you can run </text:span><text:span text:style-name="Source_20_Text"><text:span text:style-name="T2">vehicle use id</text:span></text:span><text:span text:style-name="T2"> to select a vehicle. Type </text:span><text:span text:style-name="Source_20_Text"><text:span text:style-name="T2">vehicle show</text:span></text:span><text:span text:style-name="T2"> to see a list of visible vehicles and their ids and names.</text:span></text:p>
      <text:h text:style-name="Heading_20_3" text:outline-level="3"><text:bookmark-start text:name="__RefHeading___Toc327_3935133822"/>Multi-vehicle interaction<text:bookmark-end text:name="__RefHeading___Toc327_3935133822"/></text:h>
      <text:p text:style-name="P12"><text:span text:style-name="T2">This is evolving, but the most current documentation for this can be found at the </text:span><text:a xlink:type="simple" xlink:href="https://github.com/solexapp/solex-desktop-public/blob/master/doc/location_source.md" text:style-name="Internet_20_link" text:visited-style-name="Visited_20_Internet_20_Link">Location Sources</text:a><text:span text:style-name="T2"> page on Github.</text:span></text:p>
      <text:p text:style-name="Standard"/>
      <text:h text:style-name="P17" text:outline-level="2"><text:bookmark-start text:name="__RefHeading___Toc329_3935133822"/>Video Sources<text:bookmark-end text:name="__RefHeading___Toc329_3935133822"/></text:h>
      <text:p text:style-name="P10">There's a large variety of video formats that vehicle cameras can provide. To accommodate this, Solex includes several types of video sources:</text:p>
      <text:list xml:id="list976285759" text:style-name="L6">
        <text:list-item>
          <text:p text:style-name="P42">TCP (TCP packets from a specified IP/port)</text:p>
        </text:list-item>
        <text:list-item>
          <text:p text:style-name="P42">UDP (UDP packets from a specified IP/port)</text:p>
        </text:list-item>
        <text:list-item>
          <text:p text:style-name="P42">External (launch external command and display video in a separate view)</text:p>
        </text:list-item>
        <text:list-item>
          <text:p text:style-name="P42">External stream (launch external command and capture output to display on internal view)</text:p>
        </text:list-item>
        <text:list-item>
          <text:p text:style-name="P32">Any custom video sources you define as extensions</text:p>
        </text:list-item>
      </text:list>
      <text:p text:style-name="P13">Currently, Solex's internal video decoder handles only MPEG-TS (although that will change at some point soon). Thus TCP and UDP video sources above have to provide MPEG-TS video frames, or video won't work. The "External stream" type gets around this by capturing output from an external program, typically in the form of a gstreamer pipeline that gets data from the source (e.g. UDP) and transcodes to MPEG-TS. If you leave the command blank, Solex provides a sensible default that works.</text:p>
      <text:p text:style-name="Standard"/>
      <text:h text:style-name="P17" text:outline-level="2"><text:bookmark-start text:name="__RefHeading___Toc331_3935133822"/>Location Sources<text:bookmark-end text:name="__RefHeading___Toc331_3935133822"/></text:h>
      <text:p text:style-name="P10"><text:span text:style-name="T5">Location Sources</text:span> are entities within Solex that can emit location data. A connected vehicle, if it has a GPS on it, is an obvious example. It has a location which changes as it moves. This stream of locations can be observed by location listeners.</text:p>
      <text:p text:style-name="P9"><text:span text:style-name="T3">Location Listeners</text:span><text:span text:style-name="T2"> are enties within Solex that can subscribe to a location stream from a location source. A connected vehicle can do this. This is useful if, for example, you want </text:span><text:span text:style-name="Source_20_Text"><text:span text:style-name="T2">vehicle_1</text:span></text:span><text:span text:style-name="T2"> to be aware of </text:span><text:span text:style-name="Source_20_Text"><text:span text:style-name="T2">vehicle_2</text:span></text:span><text:span text:style-name="T2">'s location. The question is, how does a vehicle know what to </text:span><text:span text:style-name="T4">do</text:span><text:span text:style-name="T2"> with a location stream?</text:span></text:p>
      <text:p text:style-name="P9"><text:span text:style-name="T3">Commands</text:span><text:span text:style-name="T2">, that's how. There are a few built into Solex, such as </text:span><text:span text:style-name="Source_20_Text"><text:span text:style-name="T2">roi</text:span></text:span><text:span text:style-name="T2"> and </text:span><text:span text:style-name="Source_20_Text"><text:span text:style-name="T2">follow</text:span></text:span><text:span text:style-name="T2">. Using these is a matter of:</text:span></text:p>
      <text:list xml:id="list1704166079" text:style-name="L7">
        <text:list-item>
          <text:p text:style-name="P43">Identifying the location source to use</text:p>
        </text:list-item>
        <text:list-item>
          <text:p text:style-name="P33">Issuing a command to use it</text:p>
        </text:list-item>
      </text:list>
      <text:p text:style-name="P9"><text:span text:style-name="T2">To get a list of location sources, type </text:span><text:span text:style-name="Source_20_Text"><text:span text:style-name="T2">location sources</text:span></text:span><text:span text:style-name="T2"> in the terminal in the flight screen.</text:span></text:p>
      <text:p text:style-name="P9"><text:span text:style-name="T3">Following a location source</text:span><text:span text:style-name="T2"> You can follow a location source by running </text:span><text:span text:style-name="Source_20_Text"><text:span text:style-name="T2">follow (source id)</text:span></text:span><text:span text:style-name="T2"> in the terminal. Suppose you have 2 vehicles (</text:span><text:span text:style-name="Source_20_Text"><text:span text:style-name="T2">vehicle_1</text:span></text:span><text:span text:style-name="T2"> and </text:span><text:span text:style-name="Source_20_Text"><text:span text:style-name="T2">vehicle_2</text:span></text:span><text:span text:style-name="T2">) connected, and </text:span><text:span text:style-name="Source_20_Text"><text:span text:style-name="T2">vehicle_1</text:span></text:span><text:span text:style-name="T2"> is flying a mission. You can run </text:span><text:span text:style-name="Source_20_Text"><text:span text:style-name="T2">vehicle use vehicle_2</text:span></text:span><text:span text:style-name="T2"> to focus </text:span><text:span text:style-name="Source_20_Text"><text:span text:style-name="T2">vehicle_2</text:span></text:span><text:span text:style-name="T2"> and then run </text:span><text:span text:style-name="Source_20_Text"><text:span text:style-name="T2">follow vehicle_1 behind 10</text:span></text:span><text:span text:style-name="T2"> with </text:span><text:span text:style-name="Source_20_Text"><text:span text:style-name="T2">vehicle_2</text:span></text:span><text:span text:style-name="T2"> in Guided mode, and it will follow the other vehicle behind at a distance of 10 meters. </text:span><text:span text:style-name="Source_20_Text"><text:span text:style-name="T2">follow vehicle_1 left 10</text:span></text:span><text:span text:style-name="T2"> will fly to the left of it. Obviously you need to take care to avoid having </text:span><text:span text:style-name="Source_20_Text"><text:span text:style-name="T2">vehicle_2</text:span></text:span><text:span text:style-name="T2"> crashing into </text:span><text:span text:style-name="Source_20_Text"><text:span text:style-name="T2">vehicle_1</text:span></text:span><text:span text:style-name="T2">. The </text:span><text:span text:style-name="Source_20_Text"><text:span text:style-name="T2">follow vehicle_1 path 10</text:span></text:span><text:span text:style-name="T2"> command will tell </text:span><text:span text:style-name="Source_20_Text"><text:span text:style-name="T2">vehicle_2</text:span></text:span><text:span text:style-name="T2"> to follow the same </text:span><text:span text:style-name="T4">path</text:span><text:span text:style-name="T2"> as </text:span><text:span text:style-name="Source_20_Text"><text:span text:style-name="T2">vehicle_1</text:span></text:span><text:span text:style-name="T2"> at a distance of 10m. If vehicle_1 turns to head in a different direction, vehicle_2 will turn at the same location, lessening the chance of the two vehicles meeting in the air.</text:span></text:p>
      <text:p text:style-name="P9"><text:span text:style-name="T2">You can use the </text:span><text:span text:style-name="Source_20_Text"><text:span text:style-name="T2">smooth</text:span></text:span><text:span text:style-name="T2"> option to make the copter fly smoothly when following something moving at a low speed, such as a person walking. In this case, the copter will match the target's speed. Something like </text:span><text:span text:style-name="Source_20_Text"><text:span text:style-name="T2">follow source_id behind 10 smooth look</text:span></text:span><text:span text:style-name="T2"> will follow behind a target at a distance of 10 meters, point its camera directly at it, and match its speed.</text:span></text:p>
      <text:p text:style-name="P9"><text:span text:style-name="T2">Run </text:span><text:span text:style-name="Source_20_Text"><text:span text:style-name="T2">follow stop</text:span></text:span><text:span text:style-name="T2"> to stop following. The following vehicle will hover in place until you switch to a different mode and fly elsewhere.</text:span></text:p>
      <text:p text:style-name="P9"><text:span text:style-name="T2">You can use the </text:span><text:span text:style-name="Source_20_Text"><text:span text:style-name="T2">roi follow (source id)</text:span></text:span><text:span text:style-name="T2"> command to have a vehicle "look at" a location source. Use </text:span><text:span text:style-name="Source_20_Text"><text:span text:style-name="T2">roi follow stop</text:span></text:span><text:span text:style-name="T2"> to stop following.</text:span></text:p>
      <text:p text:style-name="P9"><text:soft-page-break/><text:span text:style-name="T3">Custom Location Sources</text:span><text:span text:style-name="T2"> With all of that being said, you might ask "what's the point of all of this?" That's a pretty good question, especially if you don't have multiple vehicles in the air. Well... You can also make your own location sources, so that's something. Suppose you have a GPS device you can plug into your computer's USB port. You can write a javascript module that reads location data from it and emits location updates to `LocationSource` in Solex, give it a name, and have your vehicle follow it around by issuing </text:span><text:span text:style-name="Source_20_Text"><text:span text:style-name="T2">follow (whatever you call your source) behind 10</text:span></text:span><text:span text:style-name="T2">. Or suppose for some reason you end up with a huge list of GPS locations in a CSV file or something. You could write something to read that file and emit locations every few seconds and have your vehicle follow that around. It's one of those things that if you don't need it, there is no point. But if you do, here it is.</text:span></text:p>
      <text:p text:style-name="P8"><text:span text:style-name="T5">Monitoring a location source</text:span> If you're interested in seeing what locations are coming from a given location source, you can see them on the map in the flight page. In the terminal, run these commands (for example)</text:p>
      <text:list xml:id="list1456666801" text:style-name="L8">
        <text:list-item>
          <text:p text:style-name="P38"><text:span text:style-name="Source_20_Text"><text:span text:style-name="T2">location start source_id</text:span></text:span></text:p>
        </text:list-item>
        <text:list-item>
          <text:p text:style-name="P27"><text:span text:style-name="Source_20_Text"><text:span text:style-name="T2">location show source_id</text:span></text:span></text:p>
        </text:list-item>
      </text:list>
      <text:p text:style-name="P12"><text:span text:style-name="T2">A marker will appear on the map whenever the </text:span><text:span text:style-name="Source_20_Text"><text:span text:style-name="T2">source_id</text:span></text:span><text:span text:style-name="T2"> source emits a location. Use </text:span><text:span text:style-name="Source_20_Text"><text:span text:style-name="T2">location hide source_id</text:span></text:span><text:span text:style-name="T2"> to hide the location source.</text:span></text:p>
      <text:p text:style-name="Standard"/>
      <text:h text:style-name="P17" text:outline-level="2"><text:bookmark-start text:name="__RefHeading___Toc333_3935133822"/>Control Mappings<text:bookmark-end text:name="__RefHeading___Toc333_3935133822"/></text:h>
      <text:p text:style-name="P10">A <text:span text:style-name="T5">Button Mapping</text:span> is a connection between a button, switch or slider on a game controller and an action that is triggered or updated when that control is moved. This is useful if you want to use a game controller to control either your entire vehicle, or a single feature on it (pan/zoom/yaw a camera on a gimbal, for instance).</text:p>
      <text:p text:style-name="P9"><text:span text:style-name="T2">The </text:span><text:span text:style-name="T3">Buttons</text:span><text:span text:style-name="T2"> page in Solex is where you create and edit </text:span><text:span text:style-name="Emphasis"><text:span text:style-name="T2">Button mapping sets</text:span></text:span><text:span text:style-name="T2">, which are sets of button mappings saved in files. You can create any number of button mapping sets, and then assign them to a vehicle you connect to. Once you've done this, the various buttons on the controller can be used to trigger these actions.</text:span></text:p>
      <text:p text:style-name="P8">There's a fairly large assortment of built-in actions. Here's a partial list:</text:p>
      <text:list xml:id="list372089633" text:style-name="L9">
        <text:list-item>
          <text:p text:style-name="P44">RTL</text:p>
        </text:list-item>
        <text:list-item>
          <text:p text:style-name="P44">Arm</text:p>
        </text:list-item>
        <text:list-item>
          <text:p text:style-name="P44">Disarm</text:p>
        </text:list-item>
        <text:list-item>
          <text:p text:style-name="P44">Toggle Arm</text:p>
        </text:list-item>
        <text:list-item>
          <text:p text:style-name="P44">Clear ROI</text:p>
        </text:list-item>
        <text:list-item>
          <text:p text:style-name="P39"><text:span text:style-name="T2">Mavlink </text:span><text:span text:style-name="Source_20_Text"><text:span text:style-name="T2">command_long</text:span></text:span></text:p>
        </text:list-item>
        <text:list-item>
          <text:p text:style-name="P44">Set Relay (button)</text:p>
        </text:list-item>
        <text:list-item>
          <text:p text:style-name="P44">Set Relay (latching/switch)</text:p>
        </text:list-item>
        <text:list-item>
          <text:p text:style-name="P44">Set Servo (button)</text:p>
        </text:list-item>
        <text:list-item>
          <text:p text:style-name="P44">Set Servo (latching/switch)</text:p>
        </text:list-item>
        <text:list-item>
          <text:p text:style-name="P34">Takeoff</text:p>
        </text:list-item>
      </text:list>
      <text:p text:style-name="P8">You can also make custom actions as part of a plugin.</text:p>
      <text:p text:style-name="Standard"/>
      <text:h text:style-name="P17" text:outline-level="2"><text:bookmark-start text:name="__RefHeading___Toc1130_557671663"/>Network Presence<text:bookmark-end text:name="__RefHeading___Toc1130_557671663"/></text:h>
      <text:p text:style-name="P10">When making a mission or doing other detailed work, it's nice to have a desktop computer to do it on, or a laptop. Something with a mouse and keyboard.</text:p>
      <text:p text:style-name="P8">But a desktop computer with a mouse and keyboard isn't exactly ideal for taking to the field to fly a mission. For that, you want something smaller, like a controller with a smaller screen. Which of course isn't great for creating missions or doing detailed work.</text:p>
      <text:p text:style-name="P8">Ideally, you'd be able to make missions in Solex on the big computer and transfer them to the smaller one. Solex makes this easy. Just start Solex on both machines connected to the same local network in your office or whatever. Any missions or terrain sets you created on one machine can be seen by the other.</text:p>
      <text:p text:style-name="P8">In the Mission Editor, you'll see a <text:span text:style-name="T5">Local Server</text:span> button in the top bar. Click that, and you'll get a panel showing Solex host machines running on the local network. Pick the one you want and then pick the type of data you're interested in seeing. Click one of the items in the list that appears, and you can download it from the other machine to the one you're using.</text:p>
      <text:p text:style-name="P9"><text:span text:style-name="T2">Note that if the host machine has custom mission-item types (which it only would if you had made or installed them on the host machine yourself), attempts to import the mission on the client machine will fail unless the client machine </text:span><text:span text:style-name="Emphasis"><text:span text:style-name="T2">also</text:span></text:span><text:span text:style-name="T2"> has the same custom mission-item types installed.</text:span></text:p>
      <text:p text:style-name="Text_20_body"><text:span text:style-name="T2"/></text:p>
      <text:p text:style-name="Standard"/>
      <text:h text:style-name="P17" text:outline-level="2"><text:bookmark-start text:name="__RefHeading___Toc337_3935133822"/>Voice Alerts<text:bookmark-end text:name="__RefHeading___Toc337_3935133822"/></text:h>
      <text:p text:style-name="P11"><text:span text:style-name="T2">Solex can be set to use a TTS voice on Linux, Mac and Windows. The underlying TTS engine is different depending on the platform. For Linux and Mac, you can install the </text:span><text:span text:style-name="Source_20_Text"><text:span text:style-name="T2">espeak</text:span></text:span><text:span text:style-name="T2"> package. For example, on Linux, run this command:</text:span></text:p>
      <text:p text:style-name="P5"><text:s text:c="12"/><text:span text:style-name="T1">apt-get install espeak</text:span></text:p>
      <text:p text:style-name="P7"><text:s text:c="8"/></text:p>
      <text:p text:style-name="P8">At that point, you can enable Voice alerts in Solex and pick a voice you like. They sound "ok", and the various voices are all basically the same voice with different accents.</text:p>
      <text:p text:style-name="P8">On Windows, the TTS speech engine should already be installed, but overall the system works differently. The speech is performed by external scripts that are installed to your Solex home directory on Windows the first time the app is launched. These are run whenever speech is needed in the app.</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ce style:name="Ubuntu Mono" svg:font-family="'Ubuntu Mono', 'Droid Sans Mono', 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3-04T13:51:09.094874069</meta:creation-date>
    <dc:date>2025-03-04T23:25:47.623947470</dc:date>
    <meta:editing-duration>PT18M45S</meta:editing-duration>
    <meta:editing-cycles>10</meta:editing-cycles>
    <meta:generator>LibreOffice/6.4.7.2$Linux_X86_64 LibreOffice_project/40$Build-2</meta:generator>
    <meta:document-statistic meta:table-count="0" meta:image-count="0" meta:object-count="0" meta:page-count="20" meta:paragraph-count="201" meta:word-count="4539" meta:character-count="25975" meta:non-whitespace-character-count="21551"/>
  </office:meta>
</office:document-meta>
</file>